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5.0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4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157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8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custom-shape draw:style-name="gr1" draw:text-style-name="P1" draw:layer="layout" svg:width="26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5cm" svg:height="2.462cm" svg:x="1.5cm" svg:y="0cm">
            <draw:text-box>
              <text:p text:style-name="P2"><text:span text:style-name="T1">Must Have</text:span></text:p>
            </draw:text-box>
          </draw:frame>
        </draw:g>
        <draw:frame draw:style-name="gr3" draw:layer="layout" svg:width="5.5cm" svg:height="0.962cm" svg:x="11cm" svg:y="1.5cm">
          <draw:text-box>
            <text:p>Statistiken</text:p>
          </draw:text-box>
        </draw:frame>
        <draw:frame draw:style-name="gr3" draw:layer="layout" svg:width="7.5cm" svg:height="0.962cm" svg:x="8.9cm" svg:y="2.7cm">
          <draw:text-box>
            <text:p>Dynamische Menüs</text:p>
          </draw:text-box>
        </draw:frame>
        <draw:frame draw:style-name="gr4" draw:layer="layout" svg:width="7cm" svg:height="1.5cm" svg:x="17.1cm" svg:y="1.7cm">
          <draw:text-box>
            <text:p>Plattformunabhängig</text:p>
          </draw:text-box>
        </draw:frame>
        <draw:frame draw:style-name="gr5" draw:layer="layout" svg:width="8cm" svg:height="1cm" svg:x="18cm" svg:y="2.9cm">
          <draw:text-box>
            <text:p>Datenbankunterstützung</text:p>
          </draw:text-box>
        </draw:frame>
        <draw:frame draw:style-name="gr6" draw:layer="layout" svg:width="14.214cm" svg:height="0.962cm" svg:x="9.5cm" svg:y="4.038cm">
          <draw:text-box>
            <text:p>Trennung von Content, Layout und Funktionalität</text:p>
          </draw:text-box>
        </draw:frame>
        <draw:frame draw:style-name="gr7" draw:layer="layout" svg:width="7.093cm" svg:height="2.5cm" svg:x="1.5cm" svg:y="2.5cm">
          <draw:text-box>
            <text:p>Bedienung komplett durch den Browser</text:p>
          </draw:text-box>
        </draw:frame>
        <draw:frame draw:style-name="gr6" draw:layer="layout" svg:width="5.675cm" svg:height="0.962cm" svg:x="1.5cm" svg:y="4.5cm">
          <draw:text-box>
            <text:p>Freigabeverfahren</text:p>
          </draw:text-box>
        </draw:frame>
        <draw:frame draw:style-name="gr6" draw:layer="layout" svg:width="3.647cm" svg:height="0.962cm" svg:x="1.5cm" svg:y="6cm">
          <draw:text-box>
            <text:p>WYSIWYG</text:p>
          </draw:text-box>
        </draw:frame>
        <draw:frame draw:style-name="gr8" draw:layer="layout" svg:width="6cm" svg:height="2.5cm" svg:x="1.5cm" svg:y="7.5cm">
          <draw:text-box>
            <text:p>Zugriffsrechte (auf Seitenebene)</text:p>
          </draw:text-box>
        </draw:frame>
        <draw:frame draw:style-name="gr4" draw:layer="layout" svg:width="6cm" svg:height="1.673cm" svg:x="1.5cm" svg:y="9.5cm">
          <draw:text-box>
            <text:p>Formularbasiertes Publizieren</text:p>
          </draw:text-box>
        </draw:frame>
        <draw:frame draw:style-name="gr6" draw:layer="layout" svg:width="2.822cm" svg:height="0.962cm" svg:x="1.5cm" svg:y="11.538cm">
          <draw:text-box>
            <text:p>Caching</text:p>
          </draw:text-box>
        </draw:frame>
        <draw:frame draw:style-name="gr9" draw:layer="layout" svg:width="5.654cm" svg:height="1.673cm" svg:x="1.5cm" svg:y="12.827cm">
          <draw:text-box>
            <text:p>Einbinden von externen Skripten</text:p>
          </draw:text-box>
        </draw:frame>
        <draw:frame draw:style-name="gr10" draw:layer="layout" svg:width="6.657cm" svg:height="1cm" svg:x="1.343cm" svg:y="17cm">
          <draw:text-box>
            <text:p>Redaktionsumgebung</text:p>
          </draw:text-box>
        </draw:frame>
        <draw:frame draw:style-name="gr6" draw:layer="layout" svg:width="4.511cm" svg:height="0.962cm" svg:x="1.489cm" svg:y="15cm">
          <draw:text-box>
            <text:p>Bilddatenbank</text:p>
          </draw:text-box>
        </draw:frame>
        <draw:custom-shape draw:style-name="gr11" draw:text-style-name="P1" draw:layer="layout" svg:width="17.5cm" svg:height="14cm" svg:x="8.5cm" svg:y="5.5cm">
          <text:p text:style-name="P1">1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032cm" svg:height="1.826cm" svg:x="7.429cm" svg:y="4.674cm">
          <draw:text-box>
            <text:p text:style-name="P3"><text:span text:style-name="T1">Should Have</text:span></text:p>
          </draw:text-box>
        </draw:frame>
        <draw:custom-shape draw:style-name="gr1" draw:text-style-name="P1" draw:layer="layout" svg:width="9cm" svg:height="11.5cm" svg:x="16.5cm" svg:y="7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804cm" svg:height="1.826cm" svg:x="15.429cm" svg:y="6.574cm">
          <draw:text-box>
            <text:p text:style-name="P3"><text:span text:style-name="T1">Nice to have</text:span></text:p>
          </draw:text-box>
        </draw:frame>
        <draw:frame draw:style-name="gr6" draw:layer="layout" svg:width="4.443cm" svg:height="0.962cm" svg:x="9cm" svg:y="7cm">
          <draw:text-box>
            <text:p>Lastverteilung</text:p>
          </draw:text-box>
        </draw:frame>
        <draw:frame draw:style-name="gr12" draw:layer="layout" svg:width="6.522cm" svg:height="0.962cm" svg:x="9cm" svg:y="7.9cm">
          <draw:text-box>
            <text:p>Multisitemanagement</text:p>
          </draw:text-box>
        </draw:frame>
        <draw:frame draw:style-name="gr6" draw:layer="layout" svg:width="4.371cm" svg:height="0.962cm" svg:x="9cm" svg:y="9cm">
          <draw:text-box>
            <text:p>Versionierung</text:p>
          </draw:text-box>
        </draw:frame>
        <draw:frame draw:style-name="gr12" draw:layer="layout" svg:width="2.157cm" svg:height="0.962cm" svg:x="9cm" svg:y="10cm">
          <draw:text-box>
            <text:p>Portal</text:p>
          </draw:text-box>
        </draw:frame>
        <draw:frame draw:style-name="gr6" draw:layer="layout" svg:width="3.529cm" svg:height="0.962cm" svg:x="9cm" svg:y="11cm">
          <draw:text-box>
            <text:p>Repository</text:p>
          </draw:text-box>
        </draw:frame>
        <draw:frame draw:style-name="gr6" draw:layer="layout" svg:width="5.358cm" svg:height="0.962cm" svg:x="9cm" svg:y="12.038cm">
          <draw:text-box>
            <text:p>Linkmanagement</text:p>
          </draw:text-box>
        </draw:frame>
        <draw:frame draw:style-name="gr6" draw:layer="layout" svg:width="8.245cm" svg:height="0.962cm" svg:x="17cm" svg:y="5.738cm">
          <draw:text-box>
            <text:p>Mehrsprachenmanagement</text:p>
          </draw:text-box>
        </draw:frame>
        <draw:frame draw:style-name="gr6" draw:layer="layout" svg:width="5.535cm" svg:height="0.962cm" svg:x="8.965cm" svg:y="13.538cm">
          <draw:text-box>
            <text:p>Funktions-Module</text:p>
          </draw:text-box>
        </draw:frame>
        <draw:frame draw:style-name="gr6" draw:layer="layout" svg:width="7.153cm" svg:height="0.962cm" svg:x="8.847cm" svg:y="15.038cm">
          <draw:text-box>
            <text:p>Zugriffsrechte (Objekte)</text:p>
          </draw:text-box>
        </draw:frame>
        <draw:frame draw:style-name="gr6" draw:layer="layout" svg:width="3.817cm" svg:height="0.962cm" svg:x="9cm" svg:y="16.538cm">
          <draw:text-box>
            <text:p>XML-Import</text:p>
          </draw:text-box>
        </draw:frame>
        <draw:frame draw:style-name="gr6" draw:layer="layout" svg:width="5.218cm" svg:height="0.962cm" svg:x="9cm" svg:y="18cm">
          <draw:text-box>
            <text:p>Contentgültigkeit</text:p>
          </draw:text-box>
        </draw:frame>
        <draw:frame draw:style-name="gr13" draw:layer="layout" svg:width="9.028cm" svg:height="9.494cm" svg:x="17cm" svg:y="9cm">
          <draw:text-box>
            <text:p>Application Server</text:p>
            <text:p/>
            <text:p>Externe Personalisierung</text:p>
            <text:p/>
            <text:p>Multichannel Output</text:p>
            <text:p/>
            <text:p>Transaktionssicherheit</text:p>
            <text:p/>
            <text:p>Anbindung Backendsysteme</text:p>
            <text:p/>
            <text:p>Application Service Provider</text:p>
            <text:p/>
            <text:p>API</text:p>
          </draw:text-box>
        </draw:fram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5T09:45:44</meta:creation-date>
    <meta:editing-duration>PT01H46M23S</meta:editing-duration>
    <meta:editing-cycles>10</meta:editing-cycles>
    <dc:date>2011-10-18T14:48:00</dc:date>
    <dc:creator>Stephan Keller</dc:creator>
    <meta:generator>OpenOffice.org/3.2$Linux OpenOffice.org_project/320m12$Build-9483</meta:generator>
    <meta:document-statistic meta:object-count="56"/>
  </office:meta>
</office:document-meta>
</file>